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5a33"/>
    </style:style>
    <style:style style:name="P2" style:family="paragraph" style:parent-style-name="Standard">
      <style:paragraph-properties fo:text-align="justify" style:justify-single-word="false"/>
      <style:text-properties fo:color="#111111" loext:opacity="100%" style:font-name="Jamrul" fo:font-size="16pt" officeooo:rsid="00145a33" officeooo:paragraph-rsid="00145a33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color="#111111" loext:opacity="100%" style:font-name="Jamrul" fo:font-size="16pt" officeooo:rsid="0015329d" officeooo:paragraph-rsid="0015329d" style:font-size-asian="16pt" style:font-size-complex="16pt"/>
    </style:style>
    <style:style style:name="T1" style:family="text">
      <style:text-properties officeooo:rsid="0015329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5a33" style:font-size-asian="16pt" style:font-size-complex="16pt"/>
    </style:style>
    <style:style style:name="T4" style:family="text">
      <style:text-properties style:font-name="Chandas" fo:font-size="16pt" style:font-size-asian="16pt" style:font-size-complex="16pt"/>
    </style:style>
    <style:style style:name="T5" style:family="text">
      <style:text-properties style:font-name="Chandas" fo:font-size="16pt" officeooo:rsid="00145a33" style:font-size-asian="16pt" style:font-size-complex="16pt"/>
    </style:style>
    <style:style style:name="T6" style:family="text">
      <style:text-properties style:font-name="Jamrul" fo:font-size="16pt" style:font-size-asian="16pt" style:font-size-complex="16pt"/>
    </style:style>
    <style:style style:name="T7" style:family="text">
      <style:text-properties style:font-name="Jamrul" fo:font-size="16pt" officeooo:rsid="00145a33" style:font-size-asian="16pt" style:font-size-complex="16pt"/>
    </style:style>
    <style:style style:name="T8" style:family="text">
      <style:text-properties fo:color="#111111" loext:opacity="100%" style:font-name="Jamrul" fo:font-size="16pt" style:font-size-asian="16pt" style:font-size-complex="16pt"/>
    </style:style>
    <style:style style:name="T9" style:family="text">
      <style:text-properties fo:color="#111111" loext:opacity="100%" style:font-name="Jamrul" fo:font-size="16pt" officeooo:rsid="00145a33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nvolguts Companys/es</text:p>
      <text:p text:style-name="P2"/>
      <text:p text:style-name="P2"/>
      <text:p text:style-name="P2">Els-hi comunicam de part de el servei de recaudació de l’Ajuntament de Maó, que dins un termini limitat a el mes seguent de Abril, hauran de pagar un rebut de l’IBI.</text:p>
      <text:p text:style-name="P2"/>
      <text:p text:style-name="P1"><text:span text:style-name="T9">Ens podran contactar mitjançant el seguent mail: </text:span><text:a xlink:type="simple" xlink:href="mailto:gestio@ajmao.org" text:style-name="Internet_20_link" text:visited-style-name="Visited_20_Internet_20_Link">gestio@ajmao.org</text:a><text:span text:style-name="T8">.</text:span></text:p>
      <text:p text:style-name="P2"/>
      <text:p text:style-name="P2"/>
      <text:p text:style-name="P2">Cordialment,</text:p>
      <text:p text:style-name="P2"/>
      <text:p text:style-name="P2"/>
      <text:p text:style-name="P3">[Rubrica]</text:p>
      <text:p text:style-name="P3"/>
      <text:p text:style-name="P3"/>
      <text:p text:style-name="P2">Maria Antonia del Tor<text:span text:style-name="T1">o</text:span></text:p>
      <text:p text:style-name="P2"/>
      <text:p text:style-name="P2"><text:line-break/><text:span text:style-name="T1">Maó 29 de Novembre de 2023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23:24.958165173</meta:creation-date>
    <dc:date>2023-11-29T09:39:28.860388621</dc:date>
    <meta:editing-duration>PT6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3" meta:character-count="323" meta:non-whitespace-character-count="276"/>
  </office:meta>
</office:document-meta>
</file>